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30e1" officeooo:paragraph-rsid="000030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Bogdan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20:15:33.758978434</meta:creation-date>
    <dc:date>2015-02-23T20:16:42.291467295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4.2.8.2$Linux_X86_64 LibreOffice_project/420m0$Build-2</meta:generator>
  </office:meta>
</office:document-meta>
</file>